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1fb96" officeooo:paragraph-rsid="001cfda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11fb96" officeooo:paragraph-rsid="001cfda6"/>
    </style:style>
    <style:style style:name="P3" style:family="paragraph" style:parent-style-name="Standard">
      <style:paragraph-properties fo:break-before="page"/>
      <style:text-properties officeooo:paragraph-rsid="001bfe6a"/>
    </style:style>
    <style:style style:name="P4" style:family="paragraph" style:parent-style-name="Standard">
      <style:paragraph-properties fo:text-align="center" style:justify-single-word="false"/>
      <style:text-properties officeooo:paragraph-rsid="001cfda6"/>
    </style:style>
    <style:style style:name="T1" style:family="text">
      <style:text-properties officeooo:rsid="001687b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4pt" officeooo:rsid="002101ec" style:font-size-asian="44pt" style:font-size-complex="44pt"/>
    </style:style>
    <style:style style:name="T4" style:family="text">
      <style:text-properties fo:font-size="44pt" officeooo:rsid="0022f41c" style:font-size-asian="44pt" style:font-size-complex="44pt"/>
    </style:style>
    <style:style style:name="T5" style:family="text">
      <style:text-properties officeooo:rsid="002435c2"/>
    </style:style>
    <style:style style:name="T6" style:family="text">
      <style:text-properties fo:font-weight="bold" officeooo:rsid="0011fb96" style:font-weight-asian="bold" style:font-weight-complex="bold"/>
    </style:style>
    <style:style style:name="T7" style:family="text">
      <style:text-properties fo:font-weight="bold" officeooo:rsid="002435c2" style:font-weight-asian="bold" style:font-weight-complex="bold"/>
    </style:style>
    <style:style style:name="T8" style:family="text">
      <style:text-properties fo:font-weight="bold" officeooo:rsid="001687b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E FEDERAL DE RORAIMA</text:p>
      <text:p text:style-name="P1">DISCIPLINA DE ÁLGEBRA LINEAR</text:p>
      <text:p text:style-name="P1">PROF.: JAIRO</text:p>
      <text:p text:style-name="P1">ALUNO: FELIPE DERKIAN DE SOUSA FREITA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LISTA </text:span><text:span text:style-name="T4">1</text:span><text:span text:style-name="T3">6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6">BOA VISTA, </text:span><text:span text:style-name="T7">1</text:span><text:span text:style-name="T8">3</text:span><text:span text:style-name="T6"> DE </text:span><text:span text:style-name="T7">NOVEMBRO</text:span><text:span text:style-name="T6"> DE 2020</text:span></text:p>
      <text:p text:style-name="P3"><text:s text:c="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5T15:52:15.694276772</meta:creation-date>
    <dc:date>2020-11-10T07:00:33.406000000</dc:date>
    <meta:editing-duration>PT7M35S</meta:editing-duration>
    <meta:editing-cycles>8</meta:editing-cycles>
    <meta:generator>LibreOffice/6.3.3.2$Windows_X86_64 LibreOffice_project/a64200df03143b798afd1ec74a12ab50359878ed</meta:generator>
    <meta:document-statistic meta:table-count="0" meta:image-count="0" meta:object-count="0" meta:page-count="2" meta:paragraph-count="7" meta:word-count="25" meta:character-count="152" meta:non-whitespace-character-count="131"/>
  </office:meta>
</office:document-meta>
</file>